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ff342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1ff342"/>
    </style:style>
    <style:style style:name="T1" style:family="text">
      <style:text-properties officeooo:rsid="001ff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EXERCICE </text:span></text:span><text:span text:style-name="Source_20_Text">facultatif</text:span><text:span text:style-name="Source_20_Text"><text:span text:style-name="T1"> :</text:span></text:span></text:p>
      <text:p text:style-name="P1"><text:span text:style-name="Source_20_Text"><text:span text:style-name="T1">Exercice 1 :</text:span></text:span></text:p>
      <text:p text:style-name="P1"><text:span text:style-name="Source_20_Text">1 - Donner la liste des titres des représentations.</text:span></text:p>
      <text:p text:style-name="P1"><text:span text:style-name="Source_20_Text">SELECT titre FROM REPRESENTATION;</text:span></text:p>
      <text:p text:style-name="P2"><text:span text:style-name="Source_20_Text"/></text:p>
      <text:p text:style-name="P1"><text:span text:style-name="Source_20_Text"><text:s/>2 - Donner la liste des titres des représentations ayant lieu à l'opéra Bastille.</text:span></text:p>
      <text:p text:style-name="P1"><text:span text:style-name="Source_20_Text">SELECT titre FROM REPRESENTATION WHERE lieu = 'Opéra Bastille';</text:span></text:p>
      <text:p text:style-name="P1"><text:span text:style-name="Source_20_Text"/></text:p>
      <text:p text:style-name="P1"><text:span text:style-name="Source_20_Text"><text:span text:style-name="T1">Exercice 2 :</text:span></text:span></text:p>
      <text:p text:style-name="P1"><text:span text:style-name="Source_20_Text">Quel est le nombre total d'étudiants </text:span></text:p>
      <text:p text:style-name="P1"><text:span text:style-name="Source_20_Text">SELECT COUNT(id) AS nombre_total_etudiants</text:span></text:p>
      <text:p text:style-name="P1"><text:span text:style-name="Source_20_Text">FROM ETUDIANT;</text:span></text:p>
      <text:p text:style-name="P1"><text:span text:style-name="Source_20_Text"/></text:p>
      <text:p text:style-name="P1"><text:span text:style-name="Source_20_Text">Quelles sont, parmi l'ensemble des notes, la note la plus haute et la note la plus basse ?</text:span></text:p>
      <text:p text:style-name="P1"><text:span text:style-name="Source_20_Text">SELECT MAX(</text:span><text:span text:style-name="Source_20_Text"><text:span text:style-name="T1">n</text:span></text:span><text:span text:style-name="Source_20_Text">ote) AS note_maximale, MIN(</text:span><text:span text:style-name="Source_20_Text"><text:span text:style-name="T1">n</text:span></text:span><text:span text:style-name="Source_20_Text">ote) AS note_minimale </text:span></text:p>
      <text:p text:style-name="P1"><text:span text:style-name="Source_20_Text">FROM EVALUER;</text:span></text:p>
      <text:p text:style-name="P1"><text:span text:style-name="Source_20_Text"/></text:p>
      <text:p text:style-name="P1"><text:span text:style-name="Source_20_Text">Quelles sont les moyennes de chaque étudiant dans chacune des matières ?</text:span></text:p>
      <text:p text:style-name="P1"><text:span text:style-name="Source_20_Text">SELECT E</text:span><text:span text:style-name="Source_20_Text"><text:span text:style-name="T1">tudiant</text:span></text:span><text:span text:style-name="Source_20_Text">.id AS id_etudiant, E</text:span><text:span text:style-name="Source_20_Text"><text:span text:style-name="T1">tudiant</text:span></text:span><text:span text:style-name="Source_20_Text">.Nom AS nom_etudiant, E</text:span><text:span text:style-name="Source_20_Text"><text:span text:style-name="T1">tudiant</text:span></text:span><text:span text:style-name="Source_20_Text">.Prenom AS prenom_etudiant,</text:span></text:p>
      <text:p text:style-name="P1"><text:span text:style-name="Source_20_Text">MATIERE.Libellé AS matiere,</text:span></text:p>
      <text:p text:style-name="P1"><text:span text:style-name="Source_20_Text">AVG(EVALUER.Note) AS moyenne</text:span></text:p>
      <text:p text:style-name="P1"><text:span text:style-name="Source_20_Text">FROM ETUDIANT </text:span></text:p>
      <text:p text:style-name="P1"><text:span text:style-name="Source_20_Text">JOIN EVALUER.id_Etudiant</text:span></text:p>
      <text:p text:style-name="P1"><text:span text:style-name="Source_20_Text">JOIN MATIERE.id</text:span></text:p>
      <text:p text:style-name="P1"><text:span text:style-name="Source_20_Text">GROUP BY Etudiant.id, Etudiant.Nom, Etudiant.Prenom, MATIERE.Libellé;</text:span></text:p>
      <text:p text:style-name="P1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9:47:54.549435182</meta:creation-date>
    <dc:date>2023-08-29T15:57:01.857682698</dc:date>
    <meta:editing-duration>PT6H9M7S</meta:editing-duration>
    <meta:editing-cycles>2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21" meta:word-count="124" meta:character-count="881" meta:non-whitespace-character-count="774"/>
  </office:meta>
</office:document-meta>
</file>